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1">
      <style:paragraph-properties fo:break-before="page"/>
      <style:text-properties fo:font-weight="normal" style:font-weight-asian="normal" style:font-weight-complex="normal"/>
    </style:style>
    <style:style style:name="P10" style:family="paragraph" style:parent-style-name="Standard">
      <style:paragraph-properties fo:margin-left="1.296cm" fo:margin-right="0cm" fo:text-indent="0cm" style:auto-text-indent="false"/>
      <style:text-properties fo:font-weight="normal" style:font-weight-asian="normal" style:font-weight-complex="normal"/>
    </style:style>
    <style:style style:name="P11" style:family="paragraph" style:parent-style-name="Standard">
      <style:paragraph-properties fo:margin-left="1.323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text-properties fo:font-weight="normal" style:font-weight-asian="normal" style:font-weight-complex="normal"/>
    </style:style>
    <style:style style:name="P13" style:family="paragraph" style:parent-style-name="Standard">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14" style:family="paragraph" style:parent-style-name="Standard">
      <style:paragraph-properties fo:margin-left="1.296cm" fo:margin-right="0cm" fo:text-indent="0cm" style:auto-text-indent="false"/>
      <style:text-properties style:text-underline-style="none" fo:font-weight="normal" style:font-weight-asian="normal" style:font-weight-complex="normal"/>
    </style:style>
    <style:style style:name="P15"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Digital Paintball Manual</text:p>
        <text:p text:style-name="P2">Revision .20</text:p>
        <text:p text:style-name="P2">October 12<text:span text:style-name="T1">th</text:span>, 2006</text:p>
        <text:p text:style-name="P2">Authors: Jeff 'Kuja' Katz &amp; Andy 'Shortigo' Palumbo</text:p>
      </text:section>
      <text:p text:style-name="P2"/>
      <text:section text:style-name="Sect1" text:name="Introduction">
        <text:p text:style-name="P2">Introduction</text:p>
        <text:p text:style-name="Standard"/>
        <text:p text:style-name="Standard">Welcome to Digital Paintball. Digital Paintball is a multiplayer paintball-themed game based on the Source engine. It attempts to recreate the experience of playing paintball in both fictional and non-fictional environments. This game puts you in the shoes of your average weekend warrior with unlimited resources and the goal of having fun.</text:p>
        <text:p text:style-name="Standard"/>
        <text:p text:style-name="Standard">To be more specific, Digital Paintball is a team-based first person shooter. When you first join the game, you'll be set in the middle of a virtual paintball field. You can walk around, look at the various arenas, spectate games going on, and so forth. At any time, you can choose what gear you want to wear, and what marker you want to use. We feel that Digital Paintball is such a realistic experience, you'll be checking yourself for welts!</text:p>
      </text:section>
      <text:section text:style-name="Sect1" text:name="Table of Contents">
        <text:p text:style-name="Standard"/>
        <text:p text:style-name="P2">Table of Contents</text:p>
        <text:p text:style-name="P3"><text:tab/></text:p>
        <text:list text:style-name="L1">
          <text:list-item>
            <text:p text:style-name="P4"><text:a xlink:type="simple" xlink:href="#Controls|region">Controls</text:a></text:p>
          </text:list-item>
          <text:list-item>
            <text:p text:style-name="P4"><text:a xlink:type="simple" xlink:href="#Gameplay|region">Gameplay</text:a></text:p>
            <text:list>
              <text:list-header>
                <text:p text:style-name="P4"><text:a xlink:type="simple" xlink:href="#Gameplay - Overview|region">Overview</text:a></text:p>
              </text:list-header>
            </text:list>
          </text:list-item>
          <text:list-item>
            <text:p text:style-name="P4">The Multiplayer Options Dialog</text:p>
          </text:list-item>
          <text:list-item>
            <text:p text:style-name="P4">The Player Configuration (gear) Dialog</text:p>
          </text:list-item>
          <text:list-item>
            <text:p text:style-name="P4">The Marker Configuration (buy) Dialog</text:p>
          </text:list-item>
          <text:list-item>
            <text:p text:style-name="P4">The Heads-Up-Display (HUD)</text:p>
          </text:list-item>
          <text:list-item>
            <text:p text:style-name="P4">Map Listing</text:p>
          </text:list-item>
          <text:list-item>
            <text:p text:style-name="P4">Marker Listing</text:p>
          </text:list-item>
          <text:list-item>
            <text:p text:style-name="P4">Command Reference</text:p>
          </text:list-item>
          <text:list-item>
            <text:p text:style-name="P4">Installation</text:p>
          </text:list-item>
        </text:list>
        <text:p text:style-name="P3"/>
      </text:section>
      <text:p text:style-name="P3"/>
      <text:p text:style-name="P3"/>
      <text:p text:style-name="P3"/>
      <text:p text:style-name="P3"/>
      <text:p text:style-name="P3"/>
      <text:section text:style-name="Sect1" text:name="Controls">
        <text:p text:style-name="P5">1. <text:tab/>Controls</text:p>
        <text:p text:style-name="P3"/>
        <text:p text:style-name="P3">The first time that you run Digital Paintball, one of the first things you're going to want to do is configure your controls. To configure your controls, first click 'Options' from the main menu, and then click the tab marked 'Controls'. Most of the controls are fairly standard and require no extra explanation, however, the following is a brief summary of the controls unique to Digital Paintball:</text:p>
        <text:p text:style-name="P3"/>
        <text:p text:style-name="P3"><text:tab/><text:span text:style-name="T2">Join Arena</text:span></text:p>
        <text:p text:style-name="P3"><text:tab/><text:tab/>When you walk up to a playable arena, if you have 'friendly dialogs' enabled (see section <text:tab/><text:tab/>three), the game will ask you if you want to playin that arena. With 'friendly dialogs' <text:tab/><text:tab/><text:tab/>disabled, this is how you join an arena. When you join an arena, you must wait for the <text:tab/><text:tab/><text:tab/>current round to end before actually entering the game.</text:p>
        <text:p text:style-name="P3"/>
        <text:p text:style-name="P3"><text:tab/><text:span text:style-name="T2">Leave Arena</text:span></text:p>
        <text:p text:style-name="P3"><text:tab/><text:tab/>If you decide you'd like to play in another arena, pressing this will allow you to leave <text:tab/><text:tab/><text:tab/>your current arena and place you back outside. You must wait for the end of the current</text:p>
        <text:p text:style-name="P3"><text:tab/><text:tab/>round to leave.</text:p>
        <text:p text:style-name="P3"/>
        <text:p text:style-name="P3"><text:tab/><text:span text:style-name="T2">Change Team</text:span></text:p>
        <text:p text:style-name="P6"><text:tab/><text:tab/>If for whatever reason you wish to play on the opposite team, you can use this command</text:p>
        <text:p text:style-name="P6"><text:tab/><text:tab/>to change to the other side. You must wait for the current round to end before switching.</text:p>
        <text:p text:style-name="P6"/>
        <text:p text:style-name="P6"><text:tab/><text:span text:style-name="T2">Lean</text:span></text:p>
        <text:p text:style-name="P6"><text:tab/><text:tab/>Using lean will allow you to peer around corners and make overall better use of cover. <text:tab/><text:tab/><text:tab/>While you hold the lean button down, you can move your mouse from left to right to </text:p>
        <text:p text:style-name="P6"><text:tab/><text:tab/>'dial in' just the right amount. From there, release the lean button and you can resume</text:p>
        <text:p text:style-name="P6"><text:tab/><text:tab/>firing. Tap the lean button to return to normal.</text:p>
        <text:p text:style-name="P6"/>
        <text:p text:style-name="P6"><text:tab/><text:span text:style-name="T2">Sprint</text:span></text:p>
        <text:p text:style-name="P6"><text:tab/><text:tab/>Sprint gives you an extra boost of speed whenever you need it. However, it is limited</text:p>
        <text:p text:style-name="P6"><text:tab/><text:tab/>in duration and must be given time to regenerate.</text:p>
        <text:p text:style-name="P6"/>
        <text:p text:style-name="P6"><text:tab/><text:span text:style-name="T2">Change Gear</text:span></text:p>
        <text:p text:style-name="P6"><text:tab/><text:tab/>This will bring up the Player Configuration dialog.</text:p>
        <text:p text:style-name="P6"/>
        <text:p text:style-name="P6"><text:tab/><text:span text:style-name="T2">Change Gun</text:span></text:p>
        <text:p text:style-name="P6"><text:tab/><text:tab/>This will bring up the Marker Configuration dialog.</text:p>
      </text:section>
      <text:p text:style-name="Standard"/>
      <text:p text:style-name="Standard"/>
      <text:p text:style-name="Standard"/>
      <text:section text:style-name="Sect1" text:name="Gameplay">
        <text:p text:style-name="P5">2.<text:tab/>Gameplay</text:p>
        <text:p text:style-name="P3"/>
        <text:p text:style-name="Standard">Digital Paintball includse a number of different gameplay types (where gameplay means the general setup, or rules, of the game). The gameplay types supported are as follows:</text:p>
        <text:p text:style-name="Standard"/>
        <text:p text:style-name="P7">Elimination</text:p>
        <text:p text:style-name="Standard"><text:s text:c="7"/><text:tab/>The objective of elimination is exactly what the name implies – mark everyone on the opposite <text:tab/>team out. The round ends when everyone on the opposite team is out, or time is up.</text:p>
        <text:p text:style-name="Standard"/>
        <text:p text:style-name="P7">Capture the Flag</text:p>
        <text:p text:style-name="Standard"><text:s text:c="7"/><text:tab/>CTF gameplay is as basic as it gets: Make it to your opponent's base, grab their flag, and bring <text:tab/>it back to yours. You can capture the flag even when your flag is stolen. The flag cannot be <text:tab/>returned once taken.</text:p>
        <text:p text:style-name="Standard"/>
        <text:p text:style-name="P7">Reverse Capture the Flag</text:p>
        <text:p text:style-name="Standard"><text:s text:c="7"/><text:tab/>A somewhat different twist on classic CTF. Take your flag to your opponent's base.</text:p>
        <text:p text:style-name="Standard"/>
        <text:p text:style-name="P7">Attack/Defend</text:p>
        <text:p text:style-name="Standard"><text:s text:c="7"/><text:tab/>One team has an objective (a flag) which they are to defend. Usually this team is situated in a <text:tab/>position of advantage (for instance, a castle). Players can 'respawn' (become active again) <text:tab/>before the round is over. When the attacking team touches the objective, or time runs out, the <text:tab/>round is won and teams switch.</text:p>
        <text:p text:style-name="Standard"/>
        <text:p text:style-name="P7">Center Flag</text:p>
        <text:p text:style-name="Standard"><text:s text:c="7"/><text:tab/>In center flag games, there is a unary flag situated near the center of the course.</text:p>
        <text:p text:style-name="Standard"><text:s text:c="7"/><text:tab/>The objective is to grab the flag and capture it by taking it to your opponent's<text:span text:style-name="T3"> base.</text:span></text:p>
        <text:p text:style-name="P3"/>
        <text:p text:style-name="P8">Capture and Hold</text:p>
        <text:p text:style-name="P6"><text:tab/>In capture and hold, there are key points in an arena. Teams earn points by holding on to these</text:p>
        <text:p text:style-name="P6"><text:tab/>areas. The first team to earn the number of points required to win, wins.</text:p>
        <text:p text:style-name="P6"/>
        <text:p text:style-name="P8">Escort</text:p>
        <text:p text:style-name="P6"><text:tab/>Reverse Capture the Flag, except that there is only one flag, and the flag is a player who must <text:tab/>be escorted. If the VIP is shot out, the escorting team looses. If the VIP gets to his destination,</text:p>
        <text:p text:style-name="P6"><text:tab/>the attacking team looses.</text:p>
        <text:p text:style-name="P6"/>
        <text:p text:style-name="P5">Gameplay Overview</text:p>
        <text:section text:style-name="Sect1" text:name="Gameplay - Overview">
          <text:p text:style-name="P3"/>
          <text:p text:style-name="P3">Digital Paintball is strictly a multiplayer online game. There is no single player, and no bots for practice. This is just a brief overview of a typical game of Digital Paintball.</text:p>
          <text:p text:style-name="Standard"/>
          <text:p text:style-name="Standard">To get into the game, click the “Play Online” option from the main menu. From there, a list of servers currently running will be displayed. Choose one with a reasonable amount of players (more than four or so) and that has a reasonable ping (less than 150). </text:p>
          <text:p text:style-name="Standard"/>
          <text:p text:style-name="Standard">When you first join the game, you are not in any directly playable arena. Different servers run different maps, so you might take this time to walk around and get used to the layout. When you want to get into a game, you can either walk up to an arena with people playing and press join, or use the scoreboard (default: tab) to look at the different arenas and choose which one you want to join from there. </text:p>
          <text:p text:style-name="Standard"/>
          <text:p text:style-name="Standard">When the round starts, all players are faced away from the center of the arena. The objective of the game varies, but generally it involves an objective. For example, the fields in Norrington are of the elimination gametype. The objective in elimination is to get every one of your opponents out. You accomplish this by hitting them with a paintball. </text:p>
        </text:section>
        <text:p text:style-name="Standard"/>
      </text:section>
      <text:p text:style-name="Standard"/>
      <text:list text:style-name="L1" text:continue-numbering="true">
        <text:list-header>
          <text:p text:style-name="P9">The Multiplayer Options Dialog</text:p>
          <text:p text:style-name="P4">The Player Configuration (gear) Dialog</text:p>
          <text:p text:style-name="P4">The Marker Configuration (buy) Dialog</text:p>
          <text:p text:style-name="P4">The Heads-Up-Display (HUD)</text:p>
        </text:list-header>
      </text:list>
      <text:p text:style-name="P3"/>
      <text:p text:style-name="P2">Map Listing</text:p>
      <text:p text:style-name="P3"/>
      <text:p text:style-name="P3">This preview release of <text:span text:style-name="T4">Digital Paintball</text:span> contains three multiplayer maps, each of which takes advantage of our patent-pending meta-field technology:</text:p>
      <text:p text:style-name="P3"/>
      <text:p text:style-name="P8">Norrington</text:p>
      <text:p text:style-name="P10">A small privately owned paintball field located by the fictional Lake Norrington which gives the level its name. Internally we consider this our flagship level, the first concept designed to take full advantage of our meta-field innovation and our detailed texture mapping. The players can walk about at their leisure between the lakeside hyperball field, two airball fields, and our large, wooded recreational tournament field.</text:p>
      <text:p text:style-name="P3"/>
      <text:p text:style-name="P8">City*</text:p>
      <text:p text:style-name="P11">An indoor arena in an urban environment. The two fields are dedicated to airball play, ensuring a rapid turnover of gameplay so nobody has to wait long outside a field to join in the action!</text:p>
      <text:p text:style-name="P12"/>
      <text:p text:style-name="P13">East*</text:p>
      <text:p text:style-name="P14">A quiet section of forest opened into a small paintball arena. This early evening map has a down-to-business feel reminiscent of many of the fields for the original Half-Life release of <text:span text:style-name="T4">Digital Paintball</text:span>. Two airball fields and one hyperball field are available for the players </text:p>
      <text:p text:style-name="P15"/>
      <text:p text:style-name="P15">*Indicates maps which contain placeholder content to represent models and textures which have not been completed as of this build.</text:p>
      <text:p text:style-name="P3"/>
      <text:list text:style-name="L1" text:continue-numbering="true">
        <text:list-header>
          <text:p text:style-name="P4">Marker Listing</text:p>
          <text:p text:style-name="P4">Command Reference</text:p>
        </text:list-header>
      </text:list>
      <text:p text:style-name="Standard"/>
      <text:p text:style-name="Standard">Joingame</text:p>
      <text:p text:style-name="Standard">quitgame</text:p>
      <text:p text:style-name="Standard"><text:s/>joinarena [arena number]</text:p>
      <text:p text:style-name="Standard">_ui – toggle helper</text:p>
      <text:p text:style-name="Standard"/>
      <text:p text:style-name="P2">Installation</text:p>
      <text:p text:style-name="Standard"/>
      <text:p text:style-name="Standard">Installing <text:span text:style-name="T4">Digital Paintball</text:span> is a simple and automated process. All that is required is an updated version of the Steam client with Half-Life 2 installed, as well as our installation executable. To install, simply run the executable file and follow the on-screen prom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10-10T09:48:36</meta:creation-date>
    <dc:date>2006-10-14T11:16:56</dc:date>
    <dc:language>en-US</dc:language>
    <meta:editing-cycles>20</meta:editing-cycles>
    <meta:editing-duration>P1DT0H29M6S</meta:editing-duration>
    <meta:user-defined meta:name="Info 1"/>
    <meta:user-defined meta:name="Info 2"/>
    <meta:user-defined meta:name="Info 3"/>
    <meta:user-defined meta:name="Info 4"/>
    <meta:document-statistic meta:table-count="0" meta:image-count="0" meta:object-count="0" meta:page-count="5" meta:paragraph-count="86" meta:word-count="1279" meta:character-count="7476"/>
  </office:meta>
</office:document-meta>
</file>